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C6000000913D5C97D96F25C5E8.jpg" manifest:media-type="image/jpeg"/>
  <manifest:file-entry manifest:full-path="Pictures/10000000000000C8000000B4C69FCD7DE6148FB5.jpg" manifest:media-type="image/jpeg"/>
  <manifest:file-entry manifest:full-path="Pictures/10000000000003C9000001E7BDE8E7A8DC5139F2.jpg" manifest:media-type="image/jpe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Arial" svg:font-family="Arial"/>
    <style:font-face style:name="Arial1" svg:font-family="Aria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10.449cm"/>
      <style:paragraph-properties style:writing-mode="lr-tb"/>
    </style:style>
    <style:style style:name="pr1" style:family="presentation" style:parent-style-name="_30_1_5f_Title-title">
      <style:graphic-properties draw:stroke="none" svg:stroke-width="0cm" draw:fill="none" draw:textarea-vertical-align="bottom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2" style:family="presentation" style:parent-style-name="_30_1_5f_Title-backgroundobjects" style:list-style-name="L2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3" style:family="presentation" style:parent-style-name="_30_1_5f_Title-backgroundobjects" style:list-style-name="L3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4" style:family="presentation" style:parent-style-name="_30_1_5f_Title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  <style:paragraph-properties style:writing-mode="lr-tb"/>
    </style:style>
    <style:style style:name="pr5" style:family="presentation" style:parent-style-name="_30_1_5f_Title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_30_2_5f_1Column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.1cm" fo:padding-left="0cm" fo:padding-right="0cm" fo:wrap-option="wrap"/>
      <style:paragraph-properties style:writing-mode="lr-tb"/>
    </style:style>
    <style:style style:name="pr7" style:family="presentation" style:parent-style-name="_30_2_5f_1Column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.1cm" fo:padding-left="0cm" fo:padding-right="0cm" fo:wrap-option="wrap"/>
      <style:paragraph-properties style:writing-mode="lr-tb"/>
    </style:style>
    <style:style style:name="pr8" style:family="presentation" style:parent-style-name="_30_2_5f_1Column-notes">
      <style:graphic-properties draw:fill-color="#ffffff" fo:min-height="13.364cm"/>
      <style:paragraph-properties style:writing-mode="lr-tb"/>
    </style:style>
    <style:style style:name="pr9" style:family="presentation" style:parent-style-name="_31_2_5f_End_5f_Slide-title" style:list-style-name="L7">
      <style:graphic-properties draw:stroke="none" svg:stroke-width="0cm" draw:fill="none" draw:textarea-vertical-align="middle" draw:auto-grow-height="false" draw:fit-to-size="false" style:shrink-to-fit="false" fo:min-height="3.181cm" fo:padding-top="0cm" fo:padding-bottom="0.1cm" fo:padding-left="0cm" fo:padding-right="0cm" fo:wrap-option="wrap"/>
      <style:paragraph-properties style:writing-mode="lr-tb"/>
    </style:style>
    <style:style style:name="pr10" style:family="presentation" style:parent-style-name="_31_2_5f_End_5f_Slide-backgroundobjects" style:list-style-name="L3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11" style:family="presentation" style:parent-style-name="_31_2_5f_End_5f_Slide-backgroundobjects" style:list-style-name="L8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12" style:family="presentation" style:parent-style-name="_31_2_5f_End_5f_Slide-backgroundobjects" style:list-style-name="L3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13" style:family="presentation" style:parent-style-name="_31_2_5f_End_5f_Slide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margin-top="0cm" fo:margin-bottom="0cm" fo:line-height="1.94cm" fo:text-align="start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writing-mode="lr-tb" style:font-independent-line-spacing="true"/>
      <style:text-properties fo:font-size="55pt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.6999998092651pt" style:font-size-asian="14pt" style:font-size-complex="14pt" fo:hyphenate="false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4.6999998092651pt" style:font-size-asian="14pt" style:font-size-complex="14pt" fo:hyphenate="false"/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9.19999980926514pt" style:font-size-asian="14pt" style:font-size-complex="14pt" fo:hyphenate="false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9.19999980926514pt" style:font-size-asian="14pt" style:font-size-complex="14pt" fo:hyphenate="false"/>
    </style:style>
    <style:style style:name="P7" style:family="paragraph">
      <style:paragraph-properties fo:margin-left="0cm" fo:margin-right="0cm" fo:margin-top="0cm" fo:margin-bottom="0cm" fo:line-height="0.741cm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8" style:family="paragraph">
      <loext:graphic-properties draw:fill="none"/>
      <style:paragraph-properties fo:text-align="start" style:writing-mode="lr-tb" style:font-independent-line-spacing="true"/>
      <style:text-properties fo:font-size="20pt"/>
    </style:style>
    <style:style style:name="P9" style:family="paragraph">
      <loext:graphic-properties draw:fill-color="#ffffff"/>
      <style:paragraph-properties style:writing-mode="lr-tb"/>
    </style:style>
    <style:style style:name="P10" style:family="paragraph">
      <style:paragraph-properties fo:margin-top="0cm" fo:margin-bottom="0cm" fo:line-height="1.376cm" fo:text-align="start" style:punctuation-wrap="hanging" style:writing-mode="lr-tb"/>
      <style:text-properties fo:hyphenate="false"/>
    </style:style>
    <style:style style:name="P11" style:family="paragraph">
      <loext:graphic-properties draw:fill="none"/>
      <style:paragraph-properties fo:text-align="start" style:writing-mode="lr-tb" style:font-independent-line-spacing="true"/>
      <style:text-properties fo:font-size="36pt"/>
    </style:style>
    <style:style style:name="P12" style:family="paragraph">
      <style:paragraph-properties fo:margin-left="0cm" fo:margin-right="0cm" fo:margin-top="0.282cm" fo:margin-bottom="0cm" fo:line-height="0.776cm" fo:text-align="start" fo:text-indent="0cm" style:punctuation-wrap="hanging" style:writing-mode="lr-tb"/>
      <style:text-properties fo:hyphenate="false"/>
    </style:style>
    <style:style style:name="P13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P14" style:family="paragraph">
      <loext:graphic-properties draw:fill-color="#ffffff"/>
      <style:paragraph-properties style:writing-mode="lr-tb"/>
      <style:text-properties fo:font-size="20pt"/>
    </style:style>
    <style:style style:name="P15" style:family="paragraph">
      <loext:graphic-properties draw:fill="none"/>
      <style:paragraph-properties style:writing-mode="lr-tb"/>
    </style:style>
    <style:style style:name="P16" style:family="paragraph">
      <loext:graphic-properties draw:fill="none"/>
      <style:paragraph-properties fo:margin-top="0cm" fo:margin-bottom="0cm" fo:line-height="1.693cm" fo:text-align="start" style:punctuation-wrap="hanging" style:writing-mode="lr-tb" style:font-independent-line-spacing="true"/>
      <style:text-properties fo:font-variant="normal" fo:text-transform="none" fo:color="#0079c2" style:text-line-through-style="none" style:text-line-through-type="none" style:text-position="0% 100%" style:font-name="Arial" fo:font-size="44pt" fo:letter-spacing="normal" fo:font-style="normal" style:text-underline-style="none" fo:font-weight="bold" style:font-size-asian="44pt" style:font-style-asian="normal" style:font-weight-asian="bold" style:font-size-complex="44pt" style:font-style-complex="normal" style:font-weight-complex="bold" fo:hyphenate="false"/>
    </style:style>
    <style:style style:name="P17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variant="normal" fo:text-transform="none" fo:color="#8baddc" style:text-line-through-style="none" style:text-line-through-type="none" style:text-position="0% 100%" style:font-name="Arial" fo:font-size="10pt" fo:letter-spacing="normal" fo:language="en" fo:country="FI" fo:font-style="normal" style:text-underline-style="none" fo:font-weight="normal" style:font-size-asian="10pt" style:font-style-asian="normal" style:font-weight-asian="normal" style:font-size-complex="10pt" style:font-style-complex="normal" style:font-weight-complex="normal" fo:hyphenate="false"/>
    </style:style>
    <style:style style:name="P1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9.19999980926514pt" style:font-size-asian="14pt" style:font-size-complex="14pt" fo:hyphenate="false"/>
    </style:style>
    <style:style style:name="P19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9.19999980926514pt" style:font-size-asian="14pt" style:font-size-complex="14pt" fo:hyphenate="false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" fo:font-size="55pt" fo:letter-spacing="normal" fo:language="en" fo:country="GB" fo:font-style="normal" style:text-underline-style="none" fo:font-weight="bold" style:font-size-asian="55pt" style:font-style-asian="normal" style:font-weight-asian="bold" style:font-size-complex="55pt" style:font-style-complex="normal" style:font-weight-complex="bold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Arial" fo:font-size="16pt" fo:letter-spacing="normal" fo:language="fi" fo:country="FI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3" style:family="text">
      <style:text-properties fo:font-variant="normal" fo:text-transform="none" fo:color="#8baddc" style:text-line-through-style="none" style:text-line-through-type="none" style:text-position="0% 100%" style:font-name="Arial" fo:font-size="10pt" fo:letter-spacing="normal" fo:language="en" fo:country="GB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Arial" fo:font-size="20pt" fo:letter-spacing="normal" fo:language="en" fo:country="GB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5" style:family="text">
      <style:text-properties fo:font-variant="normal" fo:text-transform="none" fo:color="#0079c2" style:text-line-through-style="none" style:text-line-through-type="none" style:text-position="0% 100%" style:font-name="Arial" fo:font-size="36pt" fo:letter-spacing="normal" fo:language="fi" fo:country="FI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" fo:letter-spacing="normal" fo:language="fi" fo:country="FI" fo:font-style="normal" style:text-underline-style="none" fo:font-weight="normal" style:font-style-asian="normal" style:font-weight-asian="normal" style:font-style-complex="normal" style:font-weight-complex="normal"/>
    </style:style>
    <style:style style:name="T7" style:family="text">
      <style:text-properties fo:font-variant="normal" fo:text-transform="none" fo:color="#8baddc" style:text-line-through-style="none" style:text-line-through-type="none" style:text-position="0% 100%" style:font-name="Arial" fo:font-size="10pt" fo:letter-spacing="normal" fo:language="fi" fo:country="FI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8badd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">
        <style:list-level-properties text:space-before="0.0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_30_1_5f_Title" presentation:presentation-page-layout-name="AL1T0">
        <draw:frame draw:name="Title 1" presentation:style-name="pr1" draw:text-style-name="P2" draw:layer="layout" svg:width="25.548cm" svg:height="4.615cm" svg:x="1.265cm" svg:y="4.525cm" presentation:class="title" presentation:user-transformed="true">
          <draw:text-box>
            <text:p text:style-name="P1"><text:span text:style-name="T1">Tietokantahallinta</text:span></text:p>
          </draw:text-box>
        </draw:frame>
        <draw:frame draw:name="Date Placeholder 6" presentation:style-name="pr2" draw:text-style-name="P4" draw:layer="layout" svg:width="6.959cm" svg:height="0.931cm" svg:x="1.264cm" svg:y="11.615cm" presentation:class="date-time" presentation:user-transformed="true">
          <draw:text-box>
            <text:p text:style-name="P3"><text:span text:style-name="T2"><text:date style:data-style-name="D4" text:date-value="2024-03-11">11.03.2024</text:date></text:span></text:p>
          </draw:text-box>
        </draw:frame>
        <draw:frame draw:name="Footer Placeholder 7" presentation:style-name="pr3" draw:text-style-name="P6" draw:layer="layout" svg:width="21.183cm" svg:height="0.931cm" svg:x="1.264cm" svg:y="16.046cm" presentation:class="footer" presentation:user-transformed="true">
          <draw:text-box>
            <text:p text:style-name="P5"><text:span text:style-name="T3">Sauli Isonikkilä</text:span></text:p>
          </draw:text-box>
        </draw:frame>
        <draw:frame draw:name="Text Placeholder 2" presentation:style-name="pr4" draw:text-style-name="P8" draw:layer="layout" svg:width="25.549cm" svg:height="1.483cm" svg:x="1.264cm" svg:y="10.092cm" presentation:class="outline" presentation:user-transformed="true">
          <draw:text-box>
            <text:p text:style-name="P7"><text:span text:style-name="T4">Viikko 01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_30_2_5f_1Column">
        <draw:frame draw:name="Title 7_0" presentation:style-name="pr6" draw:text-style-name="P11" draw:layer="layout" svg:width="25.549cm" svg:height="3.123cm" svg:x="1.265cm" svg:y="1.402cm" presentation:class="title" presentation:user-transformed="true">
          <draw:text-box>
            <text:p text:style-name="P10"><text:span text:style-name="T5">Miksi tietokantahallintaa tarvitaan?</text:span><text:span text:style-name="T5"><text:line-break/></text:span><text:span text:style-name="T5">(Database administration, DBA)</text:span></text:p>
          </draw:text-box>
        </draw:frame>
        <draw:frame draw:name="Content Placeholder 8_0" presentation:style-name="pr7" draw:text-style-name="P13" draw:layer="layout" svg:width="25.549cm" svg:height="10.6cm" svg:x="1.351cm" svg:y="4.8cm" presentation:class="outline" presentation:user-transformed="true">
          <draw:text-box>
            <text:list text:style-name="L5">
              <text:list-item>
                <text:p text:style-name="P12"><text:span text:style-name="T6">Tietokantoja tarvitaan nykyään kaikkialla. Esim. myynnistä, varastoihin, kuljetuksiin, lipunmyyntiin jne. Kaikki nämä ovat relaatiotietokantoja.</text:span></text:p>
              </text:list-item>
              <text:list-item>
                <text:p text:style-name="P12"><text:span text:style-name="T6">Esimerkiksi Microsoftin SQL Server on relaatiotietokanta. Kilpailijoita ovat esimerkiksi Oracle, IBM DB2, MariaDB jne.</text:span></text:p>
              </text:list-item>
              <text:list-item>
                <text:p text:style-name="P12"><text:span text:style-name="T6">Relaatiotietokantapalvelinta on ylläpidettävä. Tällä kurssilla perehdymme siihen, miten relaatiotietokantapalvelinta ylläpidetään. Esimerkkinä käytettään Microsoft SQL Serveriä.</text:span></text:p>
              </text:list-item>
              <text:list-item>
                <text:p text:style-name="P12"><text:span text:style-name="T6">Jos kyseessä on yrityksen tai organisaation kannalta kriittisestä tiedosta, kannattaa sen ylläpito hoitaa itse. Muutoin liiketoiminnan kannalta kriittinen, tärkeä tieto vuotaa ulkopuolisten käsiin. Tällaisi tietoja ovat tuotetieto, myytitiedot, asiakastiedot jne</text:span></text:p>
              </text:list-item>
              <text:list-item>
                <text:p text:style-name="P12"><text:span text:style-name="T6">SQL Server:in avulla perehdymme ylläpitäjän keskeisiin ylläpito tehtäviin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8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_30_2_5f_1Column">
        <draw:frame draw:name="Title 7_1" presentation:style-name="pr6" draw:text-style-name="P11" draw:layer="layout" svg:width="25.549cm" svg:height="3.123cm" svg:x="1.266cm" svg:y="1.403cm" presentation:class="title" presentation:user-transformed="true">
          <draw:text-box>
            <text:p text:style-name="P10"><text:span text:style-name="T5">Tietokantaylläpitäjän työtehtävät </text:span><text:span text:style-name="T5"><text:line-break/></text:span><text:span text:style-name="T5">(Database administration, DBA tasks)</text:span></text:p>
          </draw:text-box>
        </draw:frame>
        <draw:frame draw:style-name="gr2" draw:text-style-name="P15" draw:layer="layout" svg:width="25.657cm" svg:height="10.699cm" svg:x="1.343cm" svg:y="4.501cm">
          <draw:text-box>
            <text:p>Keskeiset työtehtävät: <text:s/></text:p>
            <text:p/>
            <text:list text:style-name="L6">
              <text:list-item>
                <text:p>Tietokantojen merkitys ja käyttökohteet </text:p>
              </text:list-item>
              <text:list-item>
                <text:p>Tietokantapalvelimen rakenne, toiminta ja sen tarjoamat palvelut</text:p>
              </text:list-item>
              <text:list-item>
                <text:p>Tietokantapalvelimen asennus ja konfigurointi</text:p>
              </text:list-item>
              <text:list-item>
                <text:p>Tietokannan luonti ja konfigurointi</text:p>
              </text:list-item>
              <text:list-item>
                <text:p>Taulujen luonti, pääavaimet, ulkoiset viite-eheysavaimet sekä ulkoinen indeksien luonti hakujen nopeuttamiseksi ja eheytys</text:p>
              </text:list-item>
              <text:list-item>
                <text:p>Käyttäjätunnukset, oikeudet, käyttäjäryhmät (roolit)</text:p>
              </text:list-item>
              <text:list-item>
                <text:p>Roolien oikeudet tietokantoihin ja tauluihin je sql komentoihin</text:p>
              </text:list-item>
              <text:list-item>
                <text:p>Tietoturva, tietokantojen salakirjoitus</text:p>
              </text:list-item>
              <text:list-item>
                <text:p>Transaktiot ja niihin liittyvät ongelmatilanteet ja selviäminen</text:p>
              </text:list-item>
              <text:list-item>
                <text:p>Varmistustenteko ja niiden palauttaminen (backup, restore)</text:p>
              </text:list-item>
            </text:list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_30_2_5f_1Column">
        <draw:frame draw:name="Content Placeholder 8_1" presentation:style-name="pr7" draw:text-style-name="P13" draw:layer="layout" svg:width="25.549cm" svg:height="12.2cm" svg:x="1.265cm" svg:y="3.2cm" presentation:class="outline" presentation:user-transformed="true">
          <draw:text-box>
            <text:list text:style-name="L5">
              <text:list-item>
                <text:p text:style-name="P12"><text:span text:style-name="T6">Seuraavaksi opettelemme asentamaan Microsoft SQL Server Express palvelimen tietokoneellesi. </text:span><text:span text:style-name="T6"><text:line-break/></text:span><text:span text:style-name="T6"><text:a xlink:href="https://www.microsoft.com/en-US/download/details.aspx?id=104781" xlink:type="simple">https://www.microsoft.com/en-US/download/details.aspx?id=104781</text:a></text:span><text:span text:style-name="T6"> <text:s/></text:span></text:p>
              </text:list-item>
              <text:list-item>
                <text:p text:style-name="P12"><text:span text:style-name="T6">Lisäksi tarvisemme sen ylläpitämiseen tarkoitetun Microsoft SQL Server Management Studion (SSMS).</text:span><text:span text:style-name="T6"><text:line-break/></text:span><text:span text:style-name="T6"><text:a xlink:href="https://learn.microsoft.com/en-us/sql/ssms/download-sql-server-management-studio-ssms?view=sql-server-ver16" xlink:type="simple">https://learn.microsoft.com/en-us/sql/ssms/download-sql-server-management-studio-ssms?view=sql-server-ver16</text:a></text:span></text:p>
              </text:list-item>
              <text:list-item>
                <text:p text:style-name="P12"><text:span text:style-name="T6"/></text:p>
              </text:list-item>
            </text:list>
          </draw:text-box>
        </draw:frame>
        <draw:frame draw:name="Title 7_2" presentation:style-name="pr6" draw:text-style-name="P11" draw:layer="layout" svg:width="25.549cm" svg:height="1.599cm" svg:x="1.265cm" svg:y="1.402cm" presentation:class="title" presentation:user-transformed="true">
          <draw:text-box>
            <text:p text:style-name="P10"><text:span text:style-name="T5">Tietokantapalvelimen asennus 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_30_2_5f_1Column">
        <draw:frame draw:name="Content Placeholder 8_2" presentation:style-name="pr7" draw:text-style-name="P13" draw:layer="layout" svg:width="25.549cm" svg:height="12.2cm" svg:x="1.266cm" svg:y="3.2cm" presentation:class="outline" presentation:user-transformed="true">
          <draw:text-box>
            <text:list text:style-name="L5">
              <text:list-item>
                <text:p text:style-name="P12"><text:span text:style-name="T6">Tietokantapalvelimen alas ajo</text:span></text:p>
              </text:list-item>
              <text:list-item>
                <text:p text:style-name="P12"><text:span text:style-name="T6">Tietokantapalvelimen käynnistäminen</text:span></text:p>
              </text:list-item>
            </text:list>
          </draw:text-box>
        </draw:frame>
        <draw:frame draw:name="Title 7_3" presentation:style-name="pr6" draw:text-style-name="P11" draw:layer="layout" svg:width="25.549cm" svg:height="1.599cm" svg:x="1.266cm" svg:y="1.402cm" presentation:class="title" presentation:user-transformed="true">
          <draw:text-box>
            <text:p text:style-name="P10"><text:span text:style-name="T5">Tietokantapalvelimeen tutustuminen 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_30_2_5f_1Column">
        <draw:frame draw:name="Content Placeholder 8_3" presentation:style-name="pr7" draw:text-style-name="P13" draw:layer="layout" svg:width="25.549cm" svg:height="12.2cm" svg:x="1.266cm" svg:y="3.2cm" presentation:class="outline" presentation:user-transformed="true">
          <draw:text-box>
            <text:list text:style-name="L5">
              <text:list-item>
                <text:p text:style-name="P12"><text:span text:style-name="T6">Millaisia erilaisia palveluita tietokantapalvelin tarjoaa?</text:span></text:p>
              </text:list-item>
              <text:list-item>
                <text:p text:style-name="P12"><text:span text:style-name="T6">Tutustutaan niihin seuraavaksi Microsoft SQL Serverin avulla.</text:span></text:p>
              </text:list-item>
            </text:list>
          </draw:text-box>
        </draw:frame>
        <draw:frame draw:name="Title 7_4" presentation:style-name="pr6" draw:text-style-name="P11" draw:layer="layout" svg:width="25.549cm" svg:height="1.599cm" svg:x="1.266cm" svg:y="1.402cm" presentation:class="title" presentation:user-transformed="true">
          <draw:text-box>
            <text:p text:style-name="P10"><text:span text:style-name="T5">Tietokantapalvelimeen rakenne ja palvelut </text:span></text:p>
          </draw:text-box>
        </draw:frame>
        <presentation:notes draw:style-name="dp3">
          <draw:page-thumbnail draw:style-name="gr1" draw:layer="layout" svg:width="19.798cm" svg:height="11.136cm" svg:x="0.6cm" svg:y="2.257cm" draw:page-number="6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_31_2_5f_End_5f_Slide">
        <draw:frame draw:name="Title 1" presentation:style-name="pr9" draw:text-style-name="P16" draw:layer="layout" svg:width="12.898cm" svg:height="3.228cm" svg:x="13.999cm" svg:y="7.135cm" presentation:class="title" presentation:placeholder="true" presentation:user-transformed="true">
          <draw:text-box/>
        </draw:frame>
        <draw:frame draw:name="Date Placeholder 2" presentation:style-name="pr10" draw:text-style-name="P6" draw:layer="layout" svg:width="4.28cm" svg:height="0.931cm" svg:x="1.264cm" svg:y="16.046cm" presentation:class="date-time" presentation:user-transformed="true">
          <draw:text-box>
            <text:p text:style-name="P5"><text:span text:style-name="T7"><text:date style:data-style-name="D4" text:date-value="2024-03-11">11.03.2024</text:date></text:span></text:p>
          </draw:text-box>
        </draw:frame>
        <draw:frame draw:name="Footer Placeholder 3" presentation:style-name="pr11" draw:text-style-name="P17" draw:layer="layout" svg:width="16.902cm" svg:height="0.931cm" svg:x="5.546cm" svg:y="16.046cm" presentation:class="footer" presentation:user-transformed="true">
          <draw:text-box>
            <text:p/>
          </draw:text-box>
        </draw:frame>
        <draw:frame draw:name="Slide Number Placeholder 4" presentation:style-name="pr12" draw:text-style-name="P19" draw:layer="layout" svg:width="7.106cm" svg:height="0.931cm" svg:x="19.707cm" svg:y="16.046cm" presentation:class="page-number" presentation:user-transformed="true">
          <draw:text-box>
            <text:p text:style-name="P18"><text:span text:style-name="T3"><text:page-number>&lt;numero&gt;</text:page-number>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1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Arial" svg:font-family="Arial"/>
    <style:font-face style:name="Arial1" svg:font-family="Aria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i" fo:country="FI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i_20_ilman_20_täyttöä_20_ja_20_viivaa" style:display-name="Objekti ilman täyttöä ja viiva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_30_1_5f_Title-background" style:display-name="01_Title-background" style:family="presentation">
      <style:graphic-properties draw:stroke="none" draw:fill="solid" draw:fill-color="#ffffff"/>
      <style:text-properties style:letter-kerning="true"/>
    </style:style>
    <style:style style:name="_30_1_5f_Title-backgroundobjects" style:display-name="01_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0_1_5f_Title-notes" style:display-name="01_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0_1_5f_Title-outline1" style:display-name="01_Title-outline1" style:family="presentation">
      <style:graphic-properties draw:stroke="none" draw:fill="none" draw:auto-grow-height="false" draw:fit-to-size="shrink-to-fit" style:shrink-to-fit="true">
        <text:list-style style:name="_30_1_5f_Title-outline1" style:display-name="01_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58cm" fo:margin-bottom="0cm" fo:line-height="0.776cm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6.6000003814697pt" fo:letter-spacing="normal" fo:language="en" fo:country="FI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0_1_5f_Title-outline2" style:display-name="01_Title-outline2" style:family="presentation" style:parent-style-name="_30_1_5f_Title-outline1">
      <style:paragraph-properties fo:margin-left="0cm" fo:margin-right="0cm" fo:margin-top="0.366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1_5f_Title-outline3" style:display-name="01_Title-outline3" style:family="presentation" style:parent-style-name="_30_1_5f_Title-outline2">
      <style:paragraph-properties fo:margin-left="0cm" fo:margin-right="0cm" fo:margin-top="0.274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1_5f_Title-outline4" style:display-name="01_Title-outline4" style:family="presentation" style:parent-style-name="_30_1_5f_Title-outline3">
      <style:paragraph-properties fo:margin-left="0cm" fo:margin-right="0cm" fo:margin-top="0.183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1_5f_Title-outline5" style:display-name="01_Title-outline5" style:family="presentation" style:parent-style-name="_30_1_5f_Title-outline4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1_5f_Title-outline6" style:display-name="01_Title-outline6" style:family="presentation" style:parent-style-name="_30_1_5f_Title-outline5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1_5f_Title-outline7" style:display-name="01_Title-outline7" style:family="presentation" style:parent-style-name="_30_1_5f_Title-outline6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1_5f_Title-outline8" style:display-name="01_Title-outline8" style:family="presentation" style:parent-style-name="_30_1_5f_Title-outline7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1_5f_Title-outline9" style:display-name="01_Title-outline9" style:family="presentation" style:parent-style-name="_30_1_5f_Title-outline8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1_5f_Title-subtitle" style:display-name="01_Title-subtitle" style:family="presentation">
      <style:graphic-properties draw:stroke="none" draw:fill="none" draw:textarea-vertical-align="middle">
        <text:list-style style:name="_30_1_5f_Title-subtitle" style:display-name="01_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0_1_5f_Title-title" style:display-name="01_Title-title" style:family="presentation">
      <style:graphic-properties draw:stroke="none" draw:fill="none" draw:textarea-vertical-align="middle">
        <text:list-style style:name="_30_1_5f_Title-title" style:display-name="01_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6.6000003814697pt" fo:letter-spacing="normal" fo:language="en" fo:country="FI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0_2_5f_1Column-background" style:display-name="02_1Column-background" style:family="presentation">
      <style:graphic-properties draw:stroke="none" draw:fill="solid" draw:fill-color="#ffffff"/>
      <style:text-properties style:letter-kerning="true"/>
    </style:style>
    <style:style style:name="_30_2_5f_1Column-backgroundobjects" style:display-name="02_1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0_2_5f_1Column-notes" style:display-name="02_1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0_2_5f_1Column-outline1" style:display-name="02_1Column-outline1" style:family="presentation">
      <style:graphic-properties draw:stroke="none" draw:fill="none" draw:auto-grow-height="false" draw:fit-to-size="shrink-to-fit" style:shrink-to-fit="true">
        <text:list-style style:name="_30_2_5f_1Column-outline1" style:display-name="02_1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58cm" fo:margin-bottom="0cm" fo:line-height="0.776cm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6.6000003814697pt" fo:letter-spacing="normal" fo:language="en" fo:country="FI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0_2_5f_1Column-outline2" style:display-name="02_1Column-outline2" style:family="presentation" style:parent-style-name="_30_2_5f_1Column-outline1">
      <style:paragraph-properties fo:margin-left="0cm" fo:margin-right="0cm" fo:margin-top="0.366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2_5f_1Column-outline3" style:display-name="02_1Column-outline3" style:family="presentation" style:parent-style-name="_30_2_5f_1Column-outline2">
      <style:paragraph-properties fo:margin-left="0cm" fo:margin-right="0cm" fo:margin-top="0.274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2_5f_1Column-outline4" style:display-name="02_1Column-outline4" style:family="presentation" style:parent-style-name="_30_2_5f_1Column-outline3">
      <style:paragraph-properties fo:margin-left="0cm" fo:margin-right="0cm" fo:margin-top="0.183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2_5f_1Column-outline5" style:display-name="02_1Column-outline5" style:family="presentation" style:parent-style-name="_30_2_5f_1Column-outline4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2_5f_1Column-outline6" style:display-name="02_1Column-outline6" style:family="presentation" style:parent-style-name="_30_2_5f_1Column-outline5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2_5f_1Column-outline7" style:display-name="02_1Column-outline7" style:family="presentation" style:parent-style-name="_30_2_5f_1Column-outline6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2_5f_1Column-outline8" style:display-name="02_1Column-outline8" style:family="presentation" style:parent-style-name="_30_2_5f_1Column-outline7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2_5f_1Column-outline9" style:display-name="02_1Column-outline9" style:family="presentation" style:parent-style-name="_30_2_5f_1Column-outline8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2_5f_1Column-subtitle" style:display-name="02_1Column-subtitle" style:family="presentation">
      <style:graphic-properties draw:stroke="none" draw:fill="none" draw:textarea-vertical-align="middle">
        <text:list-style style:name="_30_2_5f_1Column-subtitle" style:display-name="02_1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0_2_5f_1Column-title" style:display-name="02_1Column-title" style:family="presentation">
      <style:graphic-properties draw:stroke="none" draw:fill="none" draw:textarea-vertical-align="middle">
        <text:list-style style:name="_30_2_5f_1Column-title" style:display-name="02_1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6.6000003814697pt" fo:letter-spacing="normal" fo:language="en" fo:country="FI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0_3_5f_1Column_5f_Subheadline_5f_Box-background" style:display-name="03_1Column_Subheadline_Box-background" style:family="presentation">
      <style:graphic-properties draw:stroke="none" draw:fill="solid" draw:fill-color="#ffffff"/>
      <style:text-properties style:letter-kerning="true"/>
    </style:style>
    <style:style style:name="_30_3_5f_1Column_5f_Subheadline_5f_Box-backgroundobjects" style:display-name="03_1Column_Subheadline_Box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0_3_5f_1Column_5f_Subheadline_5f_Box-notes" style:display-name="03_1Column_Subheadline_Box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0_3_5f_1Column_5f_Subheadline_5f_Box-outline1" style:display-name="03_1Column_Subheadline_Box-outline1" style:family="presentation">
      <style:graphic-properties draw:stroke="none" draw:fill="none" draw:auto-grow-height="false" draw:fit-to-size="shrink-to-fit" style:shrink-to-fit="true">
        <text:list-style style:name="_30_3_5f_1Column_5f_Subheadline_5f_Box-outline1" style:display-name="03_1Column_Subheadline_Box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58cm" fo:margin-bottom="0cm" fo:line-height="0.776cm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6.6000003814697pt" fo:letter-spacing="normal" fo:language="en" fo:country="FI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0_3_5f_1Column_5f_Subheadline_5f_Box-outline2" style:display-name="03_1Column_Subheadline_Box-outline2" style:family="presentation" style:parent-style-name="_30_3_5f_1Column_5f_Subheadline_5f_Box-outline1">
      <style:paragraph-properties fo:margin-left="0cm" fo:margin-right="0cm" fo:margin-top="0.366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3_5f_1Column_5f_Subheadline_5f_Box-outline3" style:display-name="03_1Column_Subheadline_Box-outline3" style:family="presentation" style:parent-style-name="_30_3_5f_1Column_5f_Subheadline_5f_Box-outline2">
      <style:paragraph-properties fo:margin-left="0cm" fo:margin-right="0cm" fo:margin-top="0.274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3_5f_1Column_5f_Subheadline_5f_Box-outline4" style:display-name="03_1Column_Subheadline_Box-outline4" style:family="presentation" style:parent-style-name="_30_3_5f_1Column_5f_Subheadline_5f_Box-outline3">
      <style:paragraph-properties fo:margin-left="0cm" fo:margin-right="0cm" fo:margin-top="0.183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3_5f_1Column_5f_Subheadline_5f_Box-outline5" style:display-name="03_1Column_Subheadline_Box-outline5" style:family="presentation" style:parent-style-name="_30_3_5f_1Column_5f_Subheadline_5f_Box-outline4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3_5f_1Column_5f_Subheadline_5f_Box-outline6" style:display-name="03_1Column_Subheadline_Box-outline6" style:family="presentation" style:parent-style-name="_30_3_5f_1Column_5f_Subheadline_5f_Box-outline5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3_5f_1Column_5f_Subheadline_5f_Box-outline7" style:display-name="03_1Column_Subheadline_Box-outline7" style:family="presentation" style:parent-style-name="_30_3_5f_1Column_5f_Subheadline_5f_Box-outline6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3_5f_1Column_5f_Subheadline_5f_Box-outline8" style:display-name="03_1Column_Subheadline_Box-outline8" style:family="presentation" style:parent-style-name="_30_3_5f_1Column_5f_Subheadline_5f_Box-outline7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3_5f_1Column_5f_Subheadline_5f_Box-outline9" style:display-name="03_1Column_Subheadline_Box-outline9" style:family="presentation" style:parent-style-name="_30_3_5f_1Column_5f_Subheadline_5f_Box-outline8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3_5f_1Column_5f_Subheadline_5f_Box-subtitle" style:display-name="03_1Column_Subheadline_Box-subtitle" style:family="presentation">
      <style:graphic-properties draw:stroke="none" draw:fill="none" draw:textarea-vertical-align="middle">
        <text:list-style style:name="_30_3_5f_1Column_5f_Subheadline_5f_Box-subtitle" style:display-name="03_1Column_Subheadline_Box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0_3_5f_1Column_5f_Subheadline_5f_Box-title" style:display-name="03_1Column_Subheadline_Box-title" style:family="presentation">
      <style:graphic-properties draw:stroke="none" draw:fill="none" draw:textarea-vertical-align="middle">
        <text:list-style style:name="_30_3_5f_1Column_5f_Subheadline_5f_Box-title" style:display-name="03_1Column_Subheadline_Box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6.6000003814697pt" fo:letter-spacing="normal" fo:language="en" fo:country="FI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0_5_5f_Comparison_5f_Subheadline_5f_Box-background" style:display-name="05_Comparison_Subheadline_Box-background" style:family="presentation">
      <style:graphic-properties draw:stroke="none" draw:fill="solid" draw:fill-color="#ffffff"/>
      <style:text-properties style:letter-kerning="true"/>
    </style:style>
    <style:style style:name="_30_5_5f_Comparison_5f_Subheadline_5f_Box-backgroundobjects" style:display-name="05_Comparison_Subheadline_Box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0_5_5f_Comparison_5f_Subheadline_5f_Box-notes" style:display-name="05_Comparison_Subheadline_Box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0_5_5f_Comparison_5f_Subheadline_5f_Box-outline1" style:display-name="05_Comparison_Subheadline_Box-outline1" style:family="presentation">
      <style:graphic-properties draw:stroke="none" draw:fill="none" draw:auto-grow-height="false" draw:fit-to-size="shrink-to-fit" style:shrink-to-fit="true">
        <text:list-style style:name="_30_5_5f_Comparison_5f_Subheadline_5f_Box-outline1" style:display-name="05_Comparison_Subheadline_Box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58cm" fo:margin-bottom="0cm" fo:line-height="0.776cm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6.6000003814697pt" fo:letter-spacing="normal" fo:language="en" fo:country="FI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0_5_5f_Comparison_5f_Subheadline_5f_Box-outline2" style:display-name="05_Comparison_Subheadline_Box-outline2" style:family="presentation" style:parent-style-name="_30_5_5f_Comparison_5f_Subheadline_5f_Box-outline1">
      <style:paragraph-properties fo:margin-left="0cm" fo:margin-right="0cm" fo:margin-top="0.366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5_5f_Comparison_5f_Subheadline_5f_Box-outline3" style:display-name="05_Comparison_Subheadline_Box-outline3" style:family="presentation" style:parent-style-name="_30_5_5f_Comparison_5f_Subheadline_5f_Box-outline2">
      <style:paragraph-properties fo:margin-left="0cm" fo:margin-right="0cm" fo:margin-top="0.274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5_5f_Comparison_5f_Subheadline_5f_Box-outline4" style:display-name="05_Comparison_Subheadline_Box-outline4" style:family="presentation" style:parent-style-name="_30_5_5f_Comparison_5f_Subheadline_5f_Box-outline3">
      <style:paragraph-properties fo:margin-left="0cm" fo:margin-right="0cm" fo:margin-top="0.183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5_5f_Comparison_5f_Subheadline_5f_Box-outline5" style:display-name="05_Comparison_Subheadline_Box-outline5" style:family="presentation" style:parent-style-name="_30_5_5f_Comparison_5f_Subheadline_5f_Box-outline4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5_5f_Comparison_5f_Subheadline_5f_Box-outline6" style:display-name="05_Comparison_Subheadline_Box-outline6" style:family="presentation" style:parent-style-name="_30_5_5f_Comparison_5f_Subheadline_5f_Box-outline5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5_5f_Comparison_5f_Subheadline_5f_Box-outline7" style:display-name="05_Comparison_Subheadline_Box-outline7" style:family="presentation" style:parent-style-name="_30_5_5f_Comparison_5f_Subheadline_5f_Box-outline6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5_5f_Comparison_5f_Subheadline_5f_Box-outline8" style:display-name="05_Comparison_Subheadline_Box-outline8" style:family="presentation" style:parent-style-name="_30_5_5f_Comparison_5f_Subheadline_5f_Box-outline7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5_5f_Comparison_5f_Subheadline_5f_Box-outline9" style:display-name="05_Comparison_Subheadline_Box-outline9" style:family="presentation" style:parent-style-name="_30_5_5f_Comparison_5f_Subheadline_5f_Box-outline8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5_5f_Comparison_5f_Subheadline_5f_Box-subtitle" style:display-name="05_Comparison_Subheadline_Box-subtitle" style:family="presentation">
      <style:graphic-properties draw:stroke="none" draw:fill="none" draw:textarea-vertical-align="middle">
        <text:list-style style:name="_30_5_5f_Comparison_5f_Subheadline_5f_Box-subtitle" style:display-name="05_Comparison_Subheadline_Box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0_5_5f_Comparison_5f_Subheadline_5f_Box-title" style:display-name="05_Comparison_Subheadline_Box-title" style:family="presentation">
      <style:graphic-properties draw:stroke="none" draw:fill="none" draw:textarea-vertical-align="middle">
        <text:list-style style:name="_30_5_5f_Comparison_5f_Subheadline_5f_Box-title" style:display-name="05_Comparison_Subheadline_Box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6.6000003814697pt" fo:letter-spacing="normal" fo:language="en" fo:country="FI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0_4_5f_1Column_5f_Number-background" style:display-name="04_1Column_Number-background" style:family="presentation">
      <style:graphic-properties draw:stroke="none" draw:fill="solid" draw:fill-color="#ffffff"/>
      <style:text-properties style:letter-kerning="true"/>
    </style:style>
    <style:style style:name="_30_4_5f_1Column_5f_Number-backgroundobjects" style:display-name="04_1Column_Numb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0_4_5f_1Column_5f_Number-notes" style:display-name="04_1Column_Numb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0_4_5f_1Column_5f_Number-outline1" style:display-name="04_1Column_Number-outline1" style:family="presentation">
      <style:graphic-properties draw:stroke="none" draw:fill="none" draw:auto-grow-height="false" draw:fit-to-size="shrink-to-fit" style:shrink-to-fit="true">
        <text:list-style style:name="_30_4_5f_1Column_5f_Number-outline1" style:display-name="04_1Column_Numb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58cm" fo:margin-bottom="0cm" fo:line-height="0.776cm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6.6000003814697pt" fo:letter-spacing="normal" fo:language="en" fo:country="FI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0_4_5f_1Column_5f_Number-outline2" style:display-name="04_1Column_Number-outline2" style:family="presentation" style:parent-style-name="_30_4_5f_1Column_5f_Number-outline1">
      <style:paragraph-properties fo:margin-left="0cm" fo:margin-right="0cm" fo:margin-top="0.366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4_5f_1Column_5f_Number-outline3" style:display-name="04_1Column_Number-outline3" style:family="presentation" style:parent-style-name="_30_4_5f_1Column_5f_Number-outline2">
      <style:paragraph-properties fo:margin-left="0cm" fo:margin-right="0cm" fo:margin-top="0.274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4_5f_1Column_5f_Number-outline4" style:display-name="04_1Column_Number-outline4" style:family="presentation" style:parent-style-name="_30_4_5f_1Column_5f_Number-outline3">
      <style:paragraph-properties fo:margin-left="0cm" fo:margin-right="0cm" fo:margin-top="0.183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4_5f_1Column_5f_Number-outline5" style:display-name="04_1Column_Number-outline5" style:family="presentation" style:parent-style-name="_30_4_5f_1Column_5f_Number-outline4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4_5f_1Column_5f_Number-outline6" style:display-name="04_1Column_Number-outline6" style:family="presentation" style:parent-style-name="_30_4_5f_1Column_5f_Number-outline5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4_5f_1Column_5f_Number-outline7" style:display-name="04_1Column_Number-outline7" style:family="presentation" style:parent-style-name="_30_4_5f_1Column_5f_Number-outline6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4_5f_1Column_5f_Number-outline8" style:display-name="04_1Column_Number-outline8" style:family="presentation" style:parent-style-name="_30_4_5f_1Column_5f_Number-outline7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4_5f_1Column_5f_Number-outline9" style:display-name="04_1Column_Number-outline9" style:family="presentation" style:parent-style-name="_30_4_5f_1Column_5f_Number-outline8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4_5f_1Column_5f_Number-subtitle" style:display-name="04_1Column_Number-subtitle" style:family="presentation">
      <style:graphic-properties draw:stroke="none" draw:fill="none" draw:textarea-vertical-align="middle">
        <text:list-style style:name="_30_4_5f_1Column_5f_Number-subtitle" style:display-name="04_1Column_Numb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0_4_5f_1Column_5f_Number-title" style:display-name="04_1Column_Number-title" style:family="presentation">
      <style:graphic-properties draw:stroke="none" draw:fill="none" draw:textarea-vertical-align="middle">
        <text:list-style style:name="_30_4_5f_1Column_5f_Number-title" style:display-name="04_1Column_Numb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6.6000003814697pt" fo:letter-spacing="normal" fo:language="en" fo:country="FI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1_2_5f_End_5f_Slide-background" style:display-name="12_End_Slide-background" style:family="presentation">
      <style:graphic-properties draw:stroke="none" draw:fill="solid" draw:fill-color="#ffffff"/>
      <style:text-properties style:letter-kerning="true"/>
    </style:style>
    <style:style style:name="_31_2_5f_End_5f_Slide-backgroundobjects" style:display-name="12_End_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2_5f_End_5f_Slide-notes" style:display-name="12_End_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2_5f_End_5f_Slide-outline1" style:display-name="12_End_Slide-outline1" style:family="presentation">
      <style:graphic-properties draw:stroke="none" draw:fill="none" draw:auto-grow-height="false" draw:fit-to-size="shrink-to-fit" style:shrink-to-fit="true">
        <text:list-style style:name="_31_2_5f_End_5f_Slide-outline1" style:display-name="12_End_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58cm" fo:margin-bottom="0cm" fo:line-height="0.776cm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6.6000003814697pt" fo:letter-spacing="normal" fo:language="en" fo:country="FI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1_2_5f_End_5f_Slide-outline2" style:display-name="12_End_Slide-outline2" style:family="presentation" style:parent-style-name="_31_2_5f_End_5f_Slide-outline1">
      <style:paragraph-properties fo:margin-left="0cm" fo:margin-right="0cm" fo:margin-top="0.366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1_2_5f_End_5f_Slide-outline3" style:display-name="12_End_Slide-outline3" style:family="presentation" style:parent-style-name="_31_2_5f_End_5f_Slide-outline2">
      <style:paragraph-properties fo:margin-left="0cm" fo:margin-right="0cm" fo:margin-top="0.274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1_2_5f_End_5f_Slide-outline4" style:display-name="12_End_Slide-outline4" style:family="presentation" style:parent-style-name="_31_2_5f_End_5f_Slide-outline3">
      <style:paragraph-properties fo:margin-left="0cm" fo:margin-right="0cm" fo:margin-top="0.183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1_2_5f_End_5f_Slide-outline5" style:display-name="12_End_Slide-outline5" style:family="presentation" style:parent-style-name="_31_2_5f_End_5f_Slide-outline4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1_2_5f_End_5f_Slide-outline6" style:display-name="12_End_Slide-outline6" style:family="presentation" style:parent-style-name="_31_2_5f_End_5f_Slide-outline5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1_2_5f_End_5f_Slide-outline7" style:display-name="12_End_Slide-outline7" style:family="presentation" style:parent-style-name="_31_2_5f_End_5f_Slide-outline6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1_2_5f_End_5f_Slide-outline8" style:display-name="12_End_Slide-outline8" style:family="presentation" style:parent-style-name="_31_2_5f_End_5f_Slide-outline7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1_2_5f_End_5f_Slide-outline9" style:display-name="12_End_Slide-outline9" style:family="presentation" style:parent-style-name="_31_2_5f_End_5f_Slide-outline8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1_2_5f_End_5f_Slide-subtitle" style:display-name="12_End_Slide-subtitle" style:family="presentation">
      <style:graphic-properties draw:stroke="none" draw:fill="none" draw:textarea-vertical-align="middle">
        <text:list-style style:name="_31_2_5f_End_5f_Slide-subtitle" style:display-name="12_End_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2_5f_End_5f_Slide-title" style:display-name="12_End_Slide-title" style:family="presentation">
      <style:graphic-properties draw:stroke="none" draw:fill="none" draw:textarea-vertical-align="middle">
        <text:list-style style:name="_31_2_5f_End_5f_Slide-title" style:display-name="12_End_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6.6000003814697pt" fo:letter-spacing="normal" fo:language="en" fo:country="FI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7.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.035cm" draw:stroke-linejoin="miter" svg:stroke-linecap="butt" draw:fill="solid" draw:fill-color="#0079c2" draw:textarea-vertical-align="middle" draw:auto-grow-height="false" draw:fit-to-size="false" style:shrink-to-fit="false" fo:min-height="1.591cm" fo:min-width="27.5cm" fo:padding-top="0.125cm" fo:padding-bottom="0.125cm" fo:padding-left="0.25cm" fo:padding-right="0.25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435cm, 0cm, 0.602cm, 0cm)" draw:image-opacity="100%" style:mirror="none"/>
    </style:style>
    <style:style style:name="Mgr5" style:family="graphic" style:parent-style-name="standard">
      <style:graphic-properties draw:stroke="none" svg:stroke-width="0.035cm" draw:stroke-linejoin="miter" svg:stroke-linecap="butt" draw:fill="solid" draw:fill-color="#0079c2" draw:textarea-vertical-align="middle" draw:auto-grow-height="false" draw:fit-to-size="false" style:shrink-to-fit="false" fo:min-height="17.772cm" fo:min-width="27.5cm" fo:padding-top="0.125cm" fo:padding-bottom="0.125cm" fo:padding-left="0.25cm" fo:padding-right="0.25cm" fo:wrap-option="wrap"/>
    </style:style>
    <style:style style:name="Mgr6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_30_1_5f_Title-title">
      <style:graphic-properties draw:stroke="none" svg:stroke-width="0cm" draw:fill="none" draw:textarea-vertical-align="bottom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2" style:family="presentation" style:parent-style-name="_30_1_5f_Title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3" style:family="presentation" style:parent-style-name="_30_1_5f_Title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4" style:family="presentation" style:parent-style-name="_30_1_5f_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_30_1_5f_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_30_2_5f_1Column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.1cm" fo:padding-left="0cm" fo:padding-right="0cm" fo:wrap-option="wrap"/>
      <style:paragraph-properties style:writing-mode="lr-tb"/>
    </style:style>
    <style:style style:name="Mpr7" style:family="presentation" style:parent-style-name="_30_2_5f_1Column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.1cm" fo:padding-left="0cm" fo:padding-right="0cm" fo:wrap-option="wrap"/>
      <style:paragraph-properties style:writing-mode="lr-tb"/>
    </style:style>
    <style:style style:name="Mpr8" style:family="presentation" style:parent-style-name="_30_2_5f_1Column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9" style:family="presentation" style:parent-style-name="_30_2_5f_1Colum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_30_2_5f_1Colum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" style:family="presentation" style:parent-style-name="_30_3_5f_1Column_5f_Subheadline_5f_Box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2" style:family="presentation" style:parent-style-name="_30_3_5f_1Column_5f_Subheadline_5f_Box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.1cm" fo:padding-left="0cm" fo:padding-right="0cm" fo:wrap-option="wrap"/>
      <style:paragraph-properties style:writing-mode="lr-tb"/>
    </style:style>
    <style:style style:name="Mpr13" style:family="presentation" style:parent-style-name="_30_3_5f_1Column_5f_Subheadline_5f_Box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4" style:family="presentation" style:parent-style-name="_30_3_5f_1Column_5f_Subheadline_5f_Box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.1cm" fo:padding-left="0cm" fo:padding-right="0cm" fo:wrap-option="wrap"/>
      <style:paragraph-properties style:writing-mode="lr-tb"/>
    </style:style>
    <style:style style:name="Mpr15" style:family="presentation" style:parent-style-name="_30_3_5f_1Column_5f_Subheadline_5f_Box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6" style:family="presentation" style:parent-style-name="_30_3_5f_1Column_5f_Subheadline_5f_Box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7" style:family="presentation" style:parent-style-name="_30_5_5f_Comparison_5f_Subheadline_5f_Box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.1cm" fo:padding-left="0cm" fo:padding-right="0cm" fo:wrap-option="wrap"/>
      <style:paragraph-properties style:writing-mode="lr-tb"/>
    </style:style>
    <style:style style:name="Mpr18" style:family="presentation" style:parent-style-name="_30_5_5f_Comparison_5f_Subheadline_5f_Box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9" style:family="presentation" style:parent-style-name="_30_5_5f_Comparison_5f_Subheadline_5f_Box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.1cm" fo:padding-left="0cm" fo:padding-right="0cm" fo:wrap-option="wrap"/>
      <style:paragraph-properties style:writing-mode="lr-tb"/>
    </style:style>
    <style:style style:name="Mpr20" style:family="presentation" style:parent-style-name="_30_5_5f_Comparison_5f_Subheadline_5f_Box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21" style:family="presentation" style:parent-style-name="_30_5_5f_Comparison_5f_Subheadline_5f_Box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2" style:family="presentation" style:parent-style-name="_30_5_5f_Comparison_5f_Subheadline_5f_Box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3" style:family="presentation" style:parent-style-name="_30_4_5f_1Column_5f_Number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.1cm" fo:padding-left="0cm" fo:padding-right="0cm" fo:wrap-option="wrap"/>
      <style:paragraph-properties style:writing-mode="lr-tb"/>
    </style:style>
    <style:style style:name="Mpr24" style:family="presentation" style:parent-style-name="_30_4_5f_1Column_5f_Number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.1cm" fo:padding-left="0cm" fo:padding-right="0cm" fo:wrap-option="wrap"/>
      <style:paragraph-properties style:writing-mode="lr-tb"/>
    </style:style>
    <style:style style:name="Mpr25" style:family="presentation" style:parent-style-name="_30_4_5f_1Column_5f_Number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26" style:family="presentation" style:parent-style-name="_30_4_5f_1Column_5f_Number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7" style:family="presentation" style:parent-style-name="_30_4_5f_1Column_5f_Number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8" style:family="presentation" style:parent-style-name="_31_2_5f_End_5f_Slide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29" style:family="presentation" style:parent-style-name="_31_2_5f_End_5f_Slide-title">
      <style:graphic-properties draw:stroke="none" svg:stroke-width="0cm" draw:fill="none" draw:textarea-vertical-align="middle" draw:auto-grow-height="false" draw:fit-to-size="false" style:shrink-to-fit="false" fo:min-height="3.181cm" fo:padding-top="0cm" fo:padding-bottom="0.1cm" fo:padding-left="0cm" fo:padding-right="0cm" fo:wrap-option="wrap"/>
      <style:paragraph-properties style:writing-mode="lr-tb"/>
    </style:style>
    <style:style style:name="Mpr30" style:family="presentation" style:parent-style-name="_31_2_5f_End_5f_Slide-outline1">
      <style:graphic-properties draw:stroke="none" svg:stroke-width="0cm" draw:fill="none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31" style:family="presentation" style:parent-style-name="_31_2_5f_End_5f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2" style:family="presentation" style:parent-style-name="_31_2_5f_End_5f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0079c2"/>
      <style:paragraph-properties fo:text-align="center" style:font-independent-line-spacing="true"/>
      <style:text-properties fo:font-size="18pt"/>
    </style:style>
    <style:style style:name="MP6" style:family="paragraph">
      <loext:graphic-properties draw:fill="none"/>
      <style:paragraph-properties fo:text-align="start"/>
      <style:text-properties fo:font-size="18pt"/>
    </style:style>
    <style:style style:name="MP7" style:family="paragraph">
      <style:paragraph-properties fo:margin-top="0cm" fo:margin-bottom="0cm" fo:line-height="1.94cm" fo:text-align="start" style:punctuation-wrap="hanging" style:writing-mode="lr-tb"/>
      <style:text-properties fo:hyphenate="false"/>
    </style:style>
    <style:style style:name="MP8" style:family="paragraph">
      <loext:graphic-properties draw:fill="none"/>
      <style:paragraph-properties fo:text-align="start" style:writing-mode="lr-tb" style:font-independent-line-spacing="true"/>
      <style:text-properties fo:font-size="55pt"/>
    </style:style>
    <style:style style:name="MP9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6pt" style:font-size-asian="14pt" style:font-size-complex="14pt" fo:hyphenate="false"/>
    </style:style>
    <style:style style:name="MP10" style:family="paragraph">
      <loext:graphic-properties draw:fill="none" draw:fill-color="#ffffff"/>
      <style:paragraph-properties fo:text-align="start" style:writing-mode="lr-tb" style:font-independent-line-spacing="true"/>
      <style:text-properties fo:font-size="16pt" style:font-size-asian="14pt" style:font-size-complex="14pt"/>
    </style:style>
    <style:style style:name="MP11" style:family="paragraph">
      <loext:graphic-properties draw:fill="none" draw:fill-color="#ffffff"/>
      <style:paragraph-properties fo:text-align="start" style:writing-mode="lr-tb" style:font-independent-line-spacing="true"/>
      <style:text-properties fo:font-size="10pt" style:font-size-asian="14pt" style:font-size-complex="14pt"/>
    </style:style>
    <style:style style:name="MP12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0pt" style:font-size-asian="14pt" style:font-size-complex="14pt" fo:hyphenate="false"/>
    </style:style>
    <style:style style:name="MP13" style:family="paragraph">
      <style:paragraph-properties fo:margin-left="0cm" fo:margin-right="0cm" fo:margin-top="0cm" fo:margin-bottom="0cm" fo:line-height="0.741cm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4" style:family="paragraph">
      <loext:graphic-properties draw:fill="none"/>
      <style:paragraph-properties fo:text-align="start" style:writing-mode="lr-tb" style:font-independent-line-spacing="true"/>
      <style:text-properties fo:font-size="20pt"/>
    </style:style>
    <style:style style:name="MP15" style:family="paragraph">
      <style:paragraph-properties fo:margin-top="0cm" fo:margin-bottom="0cm" fo:line-height="1.376cm" fo:text-align="start" style:punctuation-wrap="hanging" style:writing-mode="lr-tb"/>
      <style:text-properties fo:hyphenate="false"/>
    </style:style>
    <style:style style:name="MP16" style:family="paragraph">
      <loext:graphic-properties draw:fill="none"/>
      <style:paragraph-properties fo:text-align="start" style:writing-mode="lr-tb" style:font-independent-line-spacing="true"/>
      <style:text-properties fo:font-size="36pt"/>
    </style:style>
    <style:style style:name="MP17" style:family="paragraph">
      <style:paragraph-properties fo:margin-left="0cm" fo:margin-right="0cm" fo:margin-top="0.282cm" fo:margin-bottom="0cm" fo:line-height="0.776cm" fo:text-align="start" fo:text-indent="0cm" style:punctuation-wrap="hanging" style:writing-mode="lr-tb"/>
      <style:text-properties fo:hyphenate="false"/>
    </style:style>
    <style:style style:name="MP18" style:family="paragraph">
      <style:paragraph-properties fo:margin-left="0cm" fo:margin-right="0cm" fo:margin-top="0.282cm" fo:margin-bottom="0cm" fo:line-height="0.706cm" fo:text-align="start" fo:text-indent="0cm" style:punctuation-wrap="hanging" style:writing-mode="lr-tb"/>
      <style:text-properties fo:hyphenate="false"/>
    </style:style>
    <style:style style:name="MP19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MP20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0pt" style:font-size-asian="14pt" style:font-size-complex="14pt" fo:hyphenate="false"/>
    </style:style>
    <style:style style:name="MP21" style:family="paragraph">
      <style:paragraph-properties fo:margin-top="0cm" fo:margin-bottom="0cm" fo:line-height="1.693cm" fo:text-align="start" style:punctuation-wrap="hanging" style:writing-mode="lr-tb"/>
      <style:text-properties fo:hyphenate="false"/>
    </style:style>
    <style:style style:name="MP22" style:family="paragraph">
      <loext:graphic-properties draw:fill="none"/>
      <style:paragraph-properties fo:text-align="start" style:writing-mode="lr-tb" style:font-independent-line-spacing="true"/>
      <style:text-properties fo:font-size="44pt"/>
    </style:style>
    <style:style style:name="MP23" style:family="paragraph">
      <style:paragraph-properties fo:margin-left="0cm" fo:margin-right="0cm" fo:margin-top="0.212cm" fo:margin-bottom="0cm" fo:line-height="0.847cm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4" style:family="paragraph">
      <style:paragraph-properties>
        <style:tab-stops>
          <style:tab-stop style:position="0cm"/>
        </style:tab-stops>
      </style:paragraph-properties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Arial" fo:font-size="55pt" fo:letter-spacing="normal" fo:language="en" fo:country="US" fo:font-style="normal" style:text-underline-style="none" fo:font-weight="bold" style:font-size-asian="55pt" style:font-style-asian="normal" style:font-weight-asian="bold" style:font-size-complex="55pt" style:font-style-complex="normal" style:font-weight-complex="bold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Arial" fo:font-size="16pt" fo:letter-spacing="normal" fo:language="fi" fo:country="FI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4" style:family="text">
      <style:text-properties fo:font-variant="normal" fo:text-transform="none" fo:color="#8baddc" style:text-line-through-style="none" style:text-line-through-type="none" style:text-position="0% 100%" style:font-name="Arial" fo:font-size="10pt" fo:letter-spacing="normal" fo:language="en" fo:country="GB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5" style:family="text">
      <style:text-properties fo:font-variant="normal" fo:text-transform="none" fo:color="#ffffff" style:text-line-through-style="none" style:text-line-through-type="none" style:text-position="0% 100%" style:font-name="Arial" fo:font-size="20pt" fo:letter-spacing="normal" fo:language="en" fo:country="US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MT6" style:family="text">
      <style:text-properties fo:font-variant="normal" fo:text-transform="none" fo:color="#0079c2" style:text-line-through-style="none" style:text-line-through-type="none" style:text-position="0% 100%" style:font-name="Arial" fo:font-size="36pt" fo:letter-spacing="normal" fo:language="en" fo:country="US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normal" fo:language="en" fo:country="US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9" style:family="text">
      <style:text-properties fo:font-variant="normal" fo:text-transform="none" fo:color="#8baddc" style:text-line-through-style="none" style:text-line-through-type="none" style:text-position="0% 100%" style:font-name="Arial" fo:font-size="10pt" fo:letter-spacing="normal" fo:language="fi" fo:country="FI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10" style:family="text">
      <style:text-properties fo:font-variant="normal" fo:text-transform="none" fo:color="#8baddc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MT11" style:family="text">
      <style:text-properties fo:font-variant="normal" fo:text-transform="none" fo:color="#0079c2" style:text-line-through-style="none" style:text-line-through-type="none" style:text-position="0% 100%" style:font-name="Arial" fo:font-size="44pt" fo:letter-spacing="normal" fo:language="en" fo:country="GB" fo:font-style="normal" style:text-underline-style="none" fo:font-weight="bold" style:font-size-asian="44pt" style:font-style-asian="normal" style:font-weight-asian="bold" style:font-size-complex="44pt" style:font-style-complex="normal" style:font-weight-complex="bold"/>
    </style:style>
    <style:style style:name="MT12" style:family="text">
      <style:text-properties fo:font-variant="normal" fo:text-transform="none" fo:color="#0079c2" style:text-line-through-style="none" style:text-line-through-type="none" style:text-position="0% 100%" style:font-name="Arial" fo:font-size="18pt" fo:letter-spacing="normal" fo:language="en" fo:country="GB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MT13" style:family="text">
      <style:text-properties fo:font-variant="normal" fo:text-transform="none" fo:color="#0079c2" style:text-line-through-style="none" style:text-line-through-type="none" style:text-position="0% 100%" style:font-name="Arial" fo:font-size="28pt" fo:letter-spacing="normal" fo:language="en" fo:country="GB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">
        <style:list-level-properties text:space-before="0.0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">
        <style:list-level-properties text:space-before="0.0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2" text:bullet-char="">
        <style:list-level-properties text:space-before="1.4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">
        <style:list-level-properties text:space-before="0.0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2" text:bullet-char="">
        <style:list-level-properties text:space-before="1.4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3" text:bullet-char="">
        <style:list-level-properties text:space-before="2.4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">
        <style:list-level-properties text:space-before="0.0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2" text:bullet-char="">
        <style:list-level-properties text:space-before="1.4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3" text:bullet-char="">
        <style:list-level-properties text:space-before="2.4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4" text:bullet-char="">
        <style:list-level-properties text:space-before="3.4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">
        <style:list-level-properties text:space-before="0.0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2" text:bullet-char="">
        <style:list-level-properties text:space-before="1.4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3" text:bullet-char="">
        <style:list-level-properties text:space-before="2.4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4" text:bullet-char="">
        <style:list-level-properties text:space-before="3.4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5" text:bullet-char="">
        <style:list-level-properties text:space-before="4.4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o&gt;</text:page-number></text:span></text:p>
        </draw:text-box>
      </draw:frame>
      <draw:page-thumbnail draw:layer="backgroundobjects" svg:width="8.999cm" svg:height="5.624cm" svg:x="1cm" svg:y="3.46cm"/>
      <draw:page-thumbnail draw:layer="backgroundobjects" svg:width="8.999cm" svg:height="5.624cm" svg:x="1cm" svg:y="12.036cm"/>
      <draw:page-thumbnail draw:layer="backgroundobjects" svg:width="8.999cm" svg:height="5.624cm" svg:x="1cm" svg:y="20.612cm"/>
      <draw:page-thumbnail draw:layer="backgroundobjects" svg:width="8.999cm" svg:height="5.624cm" svg:x="11cm" svg:y="3.46cm"/>
      <draw:page-thumbnail draw:layer="backgroundobjects" svg:width="8.999cm" svg:height="5.624cm" svg:x="11cm" svg:y="12.036cm"/>
      <draw:page-thumbnail draw:layer="backgroundobjects" svg:width="8.999cm" svg:height="5.624cm" svg:x="11cm" svg:y="20.612cm"/>
    </style:handout-master>
    <style:master-page style:name="_30_1_5f_Title" style:display-name="01_Title" style:page-layout-name="PM1" draw:style-name="Mdp1">
      <draw:custom-shape draw:name="Rectangle 6" draw:style-name="Mgr3" draw:text-style-name="MP5" draw:layer="backgroundobjects" svg:width="27.999cm" svg:height="1.84cm" svg:x="0.001cm" svg:y="15.65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" draw:style-name="Mgr4" draw:text-style-name="MP6" draw:layer="backgroundobjects" svg:width="2.973cm" svg:height="1.84cm" svg:x="22.448cm" svg:y="15.658cm">
        <draw:image xlink:href="Pictures/10000000000000C8000000B4C69FCD7DE6148FB5.jpg" xlink:type="simple" xlink:show="embed" xlink:actuate="onLoad" loext:mime-type="image/jpeg">
          <text:p/>
        </draw:image>
        <svg:desc>A picture containing drawing

Description automatically generated</svg:desc>
      </draw:frame>
      <draw:custom-shape draw:name="Rectangle 6" draw:style-name="Mgr5" draw:text-style-name="MP5" draw:layer="backgroundobjects" svg:width="27.999cm" svg:height="18.021cm" svg:x="0.001cm" svg:y="-0.52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" draw:style-name="Mgr6" draw:text-style-name="MP6" draw:layer="backgroundobjects" svg:width="10.195cm" svg:height="3.618cm" svg:x="16.618cm" svg:y="12.381cm">
        <draw:image xlink:href="Pictures/10000000000001C6000000913D5C97D96F25C5E8.jpg" xlink:type="simple" xlink:show="embed" xlink:actuate="onLoad" loext:mime-type="image/jpeg">
          <text:p/>
        </draw:image>
        <svg:desc>A picture containing drawing

Description automatically generated</svg:desc>
      </draw:frame>
      <draw:frame draw:name="Title 1" presentation:style-name="Mpr1" draw:text-style-name="MP8" draw:layer="backgroundobjects" svg:width="25.549cm" svg:height="4.615cm" svg:x="1.264cm" svg:y="4.525cm" presentation:class="title" presentation:user-transformed="true">
        <draw:text-box>
          <text:p text:style-name="MP7"><text:span text:style-name="MT2">Click to edit Master title style</text:span></text:p>
        </draw:text-box>
      </draw:frame>
      <draw:frame draw:name="Date Placeholder 3" presentation:style-name="Mpr2" draw:text-style-name="MP10" draw:layer="backgroundobjects" svg:width="6.959cm" svg:height="0.931cm" svg:x="1.264cm" svg:y="11.615cm" presentation:class="date-time" presentation:user-transformed="true">
        <draw:text-box>
          <text:p text:style-name="MP9"><text:span text:style-name="MT3"><text:date style:data-style-name="D4" text:date-value="2024-03-11">11.03.2024</text:date></text:span></text:p>
        </draw:text-box>
      </draw:frame>
      <draw:frame draw:name="Footer Placeholder 4" presentation:style-name="Mpr2" draw:text-style-name="MP11" draw:layer="backgroundobjects" svg:width="21.183cm" svg:height="0.931cm" svg:x="1.264cm" svg:y="16.046cm" presentation:class="footer" presentation:user-transformed="true">
        <draw:text-box>
          <text:p/>
        </draw:text-box>
      </draw:frame>
      <draw:frame draw:name="Slide Number Placeholder 5" presentation:style-name="Mpr2" draw:text-style-name="MP11" draw:layer="backgroundobjects" svg:width="7.106cm" svg:height="0.931cm" svg:x="19.707cm" svg:y="16.046cm" presentation:class="page-number" presentation:user-transformed="true">
        <draw:text-box>
          <text:p text:style-name="MP12"><text:span text:style-name="MT4"><text:page-number>&lt;numero&gt;</text:page-number></text:span></text:p>
        </draw:text-box>
      </draw:frame>
      <draw:frame draw:name="Text Placeholder 2" presentation:style-name="Mpr3" draw:text-style-name="MP14" draw:layer="backgroundobjects" svg:width="25.549cm" svg:height="1.483cm" svg:x="1.264cm" svg:y="10.092cm" presentation:class="outline" presentation:user-transformed="true">
        <draw:text-box>
          <text:list text:style-name="ML3">
            <text:list-item>
              <text:p text:style-name="MP13"><text:span text:style-name="MT5">Edit Master text styles</text:span></text:p>
            </text:list-item>
          </text:list>
        </draw:text-box>
      </draw:frame>
      <presentation:notes style:page-layout-name="PM0">
        <draw:page-thumbnail presentation:style-name="_30_1_5f_Title-title" draw:layer="backgroundobjects" svg:width="19.798cm" svg:height="11.136cm" svg:x="0.6cm" svg:y="2.257cm" presentation:class="page"/>
        <draw:frame presentation:style-name="_30_1_5f_Titl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  <style:master-page style:name="_30_2_5f_1Column" style:display-name="02_1Column" style:page-layout-name="PM1" draw:style-name="Mdp1">
      <draw:custom-shape draw:name="Rectangle 6" draw:style-name="Mgr3" draw:text-style-name="MP5" draw:layer="backgroundobjects" svg:width="27.999cm" svg:height="1.84cm" svg:x="0.001cm" svg:y="15.65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" draw:style-name="Mgr4" draw:text-style-name="MP6" draw:layer="backgroundobjects" svg:width="2.973cm" svg:height="1.84cm" svg:x="22.448cm" svg:y="15.658cm">
        <draw:image xlink:href="Pictures/10000000000000C8000000B4C69FCD7DE6148FB5.jpg" xlink:type="simple" xlink:show="embed" xlink:actuate="onLoad" loext:mime-type="image/jpeg">
          <text:p/>
        </draw:image>
        <svg:desc>A picture containing drawing

Description automatically generated</svg:desc>
      </draw:frame>
      <draw:frame draw:name="Title 1" presentation:style-name="Mpr6" draw:text-style-name="MP16" draw:layer="backgroundobjects" svg:width="25.549cm" svg:height="3.123cm" svg:x="1.264cm" svg:y="1.401cm" presentation:class="title" presentation:user-transformed="true">
        <draw:text-box>
          <text:p text:style-name="MP15"><text:span text:style-name="MT6">Click to edit Master title style</text:span></text:p>
        </draw:text-box>
      </draw:frame>
      <draw:frame draw:name="Content Placeholder 3" presentation:style-name="Mpr7" draw:text-style-name="MP19" draw:layer="backgroundobjects" svg:width="25.549cm" svg:height="10.564cm" svg:x="1.264cm" svg:y="4.525cm" presentation:class="outline" presentation:user-transformed="true">
        <draw:text-box>
          <text:list text:style-name="ML3">
            <text:list-item>
              <text:p text:style-name="MP17"><text:span text:style-name="MT7">Edit Master text styles</text:span></text:p>
              <text:list>
                <text:list-item>
                  <text:p text:style-name="MP18"><text:span text:style-name="MT8">Second level</text:span></text:p>
                  <text:list>
                    <text:list-item>
                      <text:p text:style-name="MP18"><text:span text:style-name="MT8">Third level</text:span></text:p>
                      <text:list>
                        <text:list-item>
                          <text:p text:style-name="MP18"><text:span text:style-name="MT8">Fourth level</text:span></text:p>
                          <text:list>
                            <text:list-item>
                              <text:p text:style-name="MP18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6" presentation:style-name="Mpr8" draw:text-style-name="MP11" draw:layer="backgroundobjects" svg:width="4.28cm" svg:height="0.931cm" svg:x="1.264cm" svg:y="16.046cm" presentation:class="date-time" presentation:user-transformed="true">
        <draw:text-box>
          <text:p text:style-name="MP20"><text:span text:style-name="MT9"><text:date style:data-style-name="D4" text:date-value="2024-03-11">11.03.2024</text:date></text:span></text:p>
        </draw:text-box>
      </draw:frame>
      <draw:frame draw:name="Footer Placeholder 7" presentation:style-name="Mpr8" draw:text-style-name="MP11" draw:layer="backgroundobjects" svg:width="16.902cm" svg:height="0.931cm" svg:x="5.546cm" svg:y="16.046cm" presentation:class="footer" presentation:user-transformed="true">
        <draw:text-box>
          <text:p/>
        </draw:text-box>
      </draw:frame>
      <draw:frame draw:name="Slide Number Placeholder 8" presentation:style-name="Mpr8" draw:text-style-name="MP11" draw:layer="backgroundobjects" svg:width="7.106cm" svg:height="0.931cm" svg:x="19.707cm" svg:y="16.046cm" presentation:class="page-number" presentation:user-transformed="true">
        <draw:text-box>
          <text:p text:style-name="MP12"><text:span text:style-name="MT4"><text:page-number>&lt;numero&gt;</text:page-number></text:span></text:p>
        </draw:text-box>
      </draw:frame>
      <presentation:notes style:page-layout-name="PM0">
        <draw:page-thumbnail presentation:style-name="_30_2_5f_1Column-title" draw:layer="backgroundobjects" svg:width="19.798cm" svg:height="11.136cm" svg:x="0.6cm" svg:y="2.257cm" presentation:class="page"/>
        <draw:frame presentation:style-name="_30_2_5f_1Column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  <style:master-page style:name="_30_3_5f_1Column_5f_Subheadline_5f_Box" style:display-name="03_1Column_Subheadline_Box" style:page-layout-name="PM1" draw:style-name="Mdp1">
      <draw:custom-shape draw:name="Rectangle 6" draw:style-name="Mgr3" draw:text-style-name="MP5" draw:layer="backgroundobjects" svg:width="27.999cm" svg:height="1.84cm" svg:x="0.001cm" svg:y="15.65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" draw:style-name="Mgr4" draw:text-style-name="MP6" draw:layer="backgroundobjects" svg:width="2.973cm" svg:height="1.84cm" svg:x="22.448cm" svg:y="15.658cm">
        <draw:image xlink:href="Pictures/10000000000000C8000000B4C69FCD7DE6148FB5.jpg" xlink:type="simple" xlink:show="embed" xlink:actuate="onLoad" loext:mime-type="image/jpeg">
          <text:p/>
        </draw:image>
        <svg:desc>A picture containing drawing

Description automatically generated</svg:desc>
      </draw:frame>
      <draw:frame draw:name="Date Placeholder 6" presentation:style-name="Mpr11" draw:text-style-name="MP11" draw:layer="backgroundobjects" svg:width="4.28cm" svg:height="0.931cm" svg:x="1.264cm" svg:y="16.046cm" presentation:class="date-time" presentation:user-transformed="true">
        <draw:text-box>
          <text:p text:style-name="MP20"><text:span text:style-name="MT9"><text:date style:data-style-name="D4" text:date-value="2024-03-11">11.03.2024</text:date></text:span></text:p>
        </draw:text-box>
      </draw:frame>
      <draw:frame draw:name="Footer Placeholder 7" presentation:style-name="Mpr11" draw:text-style-name="MP11" draw:layer="backgroundobjects" svg:width="16.902cm" svg:height="0.931cm" svg:x="5.546cm" svg:y="16.046cm" presentation:class="footer" presentation:user-transformed="true">
        <draw:text-box>
          <text:p/>
        </draw:text-box>
      </draw:frame>
      <draw:frame draw:name="Slide Number Placeholder 8" presentation:style-name="Mpr11" draw:text-style-name="MP11" draw:layer="backgroundobjects" svg:width="7.106cm" svg:height="0.931cm" svg:x="19.707cm" svg:y="16.046cm" presentation:class="page-number" presentation:user-transformed="true">
        <draw:text-box>
          <text:p text:style-name="MP12"><text:span text:style-name="MT4"><text:page-number>&lt;numero&gt;</text:page-number></text:span></text:p>
        </draw:text-box>
      </draw:frame>
      <draw:frame draw:name="Title 1" presentation:style-name="Mpr12" draw:text-style-name="MP16" draw:layer="backgroundobjects" svg:width="25.549cm" svg:height="3.109cm" svg:x="1.264cm" svg:y="1.401cm" presentation:class="title" presentation:user-transformed="true">
        <draw:text-box>
          <text:p text:style-name="MP15"><text:span text:style-name="MT6">Click to edit Master title style</text:span></text:p>
        </draw:text-box>
      </draw:frame>
      <draw:frame draw:name="Text Placeholder 2" presentation:style-name="Mpr13" draw:text-style-name="MP19" draw:layer="backgroundobjects" svg:width="25.549cm" svg:height="1.483cm" svg:x="1.264cm" svg:y="4.51cm" presentation:class="outline" presentation:user-transformed="true">
        <draw:text-box>
          <text:list text:style-name="ML3">
            <text:list-item>
              <text:p text:style-name="MP13"><text:span text:style-name="MT10">Edit Master text styles</text:span></text:p>
            </text:list-item>
          </text:list>
        </draw:text-box>
      </draw:frame>
      <draw:frame draw:name="Content Placeholder 3" presentation:style-name="Mpr14" draw:text-style-name="MP19" draw:layer="backgroundobjects" svg:width="25.549cm" svg:height="9.083cm" svg:x="1.264cm" svg:y="6.006cm" presentation:class="outline" presentation:user-transformed="true">
        <draw:text-box>
          <text:list text:style-name="ML4">
            <text:list-item>
              <text:p text:style-name="MP17"><text:span text:style-name="MT7">Edit Master text styles</text:span></text:p>
            </text:list-item>
          </text:list>
          <text:list text:style-name="ML5">
            <text:list-item>
              <text:list>
                <text:list-item>
                  <text:p text:style-name="MP18"><text:span text:style-name="MT8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8"><text:span text:style-name="MT8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8"><text:span text:style-name="MT8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8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_30_3_5f_1Column_5f_Subheadline_5f_Box-title" draw:layer="backgroundobjects" svg:width="19.798cm" svg:height="11.136cm" svg:x="0.6cm" svg:y="2.257cm" presentation:class="page"/>
        <draw:frame presentation:style-name="_30_3_5f_1Column_5f_Subheadline_5f_Box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  <style:master-page style:name="_30_5_5f_Comparison_5f_Subheadline_5f_Box" style:display-name="05_Comparison_Subheadline_Box" style:page-layout-name="PM1" draw:style-name="Mdp1">
      <draw:custom-shape draw:name="Rectangle 6" draw:style-name="Mgr3" draw:text-style-name="MP5" draw:layer="backgroundobjects" svg:width="27.999cm" svg:height="1.84cm" svg:x="0.001cm" svg:y="15.65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" draw:style-name="Mgr4" draw:text-style-name="MP6" draw:layer="backgroundobjects" svg:width="2.973cm" svg:height="1.84cm" svg:x="22.448cm" svg:y="15.658cm">
        <draw:image xlink:href="Pictures/10000000000000C8000000B4C69FCD7DE6148FB5.jpg" xlink:type="simple" xlink:show="embed" xlink:actuate="onLoad" loext:mime-type="image/jpeg">
          <text:p/>
        </draw:image>
        <svg:desc>A picture containing drawing

Description automatically generated</svg:desc>
      </draw:frame>
      <draw:frame draw:name="Title 1" presentation:style-name="Mpr17" draw:text-style-name="MP16" draw:layer="backgroundobjects" svg:width="25.549cm" svg:height="3.098cm" svg:x="1.264cm" svg:y="1.401cm" presentation:class="title" presentation:user-transformed="true">
        <draw:text-box>
          <text:p text:style-name="MP15"><text:span text:style-name="MT6">Click to edit Master title style</text:span></text:p>
        </draw:text-box>
      </draw:frame>
      <draw:frame draw:name="Text Placeholder 2" presentation:style-name="Mpr18" draw:text-style-name="MP19" draw:layer="backgroundobjects" svg:width="12.322cm" svg:height="1.483cm" svg:x="1.264cm" svg:y="4.51cm" presentation:class="outline" presentation:user-transformed="true">
        <draw:text-box>
          <text:list text:style-name="ML3">
            <text:list-item>
              <text:p text:style-name="MP13"><text:span text:style-name="MT10">Edit Master text styles</text:span></text:p>
            </text:list-item>
          </text:list>
        </draw:text-box>
      </draw:frame>
      <draw:frame draw:name="Content Placeholder 3" presentation:style-name="Mpr19" draw:text-style-name="MP19" draw:layer="backgroundobjects" svg:width="12.322cm" svg:height="9.083cm" svg:x="1.264cm" svg:y="6.006cm" presentation:class="outline" presentation:user-transformed="true">
        <draw:text-box>
          <text:list text:style-name="ML4">
            <text:list-item>
              <text:p text:style-name="MP17"><text:span text:style-name="MT7">Edit Master text styles</text:span></text:p>
            </text:list-item>
          </text:list>
          <text:list text:style-name="ML5">
            <text:list-item>
              <text:list>
                <text:list-item>
                  <text:p text:style-name="MP18"><text:span text:style-name="MT8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8"><text:span text:style-name="MT8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8"><text:span text:style-name="MT8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8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6" presentation:style-name="Mpr20" draw:text-style-name="MP11" draw:layer="backgroundobjects" svg:width="4.28cm" svg:height="0.931cm" svg:x="1.264cm" svg:y="16.046cm" presentation:class="date-time" presentation:user-transformed="true">
        <draw:text-box>
          <text:p text:style-name="MP20"><text:span text:style-name="MT9"><text:date style:data-style-name="D4" text:date-value="2024-03-11">11.03.2024</text:date></text:span></text:p>
        </draw:text-box>
      </draw:frame>
      <draw:frame draw:name="Footer Placeholder 7" presentation:style-name="Mpr20" draw:text-style-name="MP11" draw:layer="backgroundobjects" svg:width="16.902cm" svg:height="0.931cm" svg:x="5.546cm" svg:y="16.046cm" presentation:class="footer" presentation:user-transformed="true">
        <draw:text-box>
          <text:p/>
        </draw:text-box>
      </draw:frame>
      <draw:frame draw:name="Slide Number Placeholder 8" presentation:style-name="Mpr20" draw:text-style-name="MP11" draw:layer="backgroundobjects" svg:width="7.106cm" svg:height="0.931cm" svg:x="19.707cm" svg:y="16.046cm" presentation:class="page-number" presentation:user-transformed="true">
        <draw:text-box>
          <text:p text:style-name="MP12"><text:span text:style-name="MT4"><text:page-number>&lt;numero&gt;</text:page-number></text:span></text:p>
        </draw:text-box>
      </draw:frame>
      <draw:frame draw:name="Text Placeholder 2" presentation:style-name="Mpr18" draw:text-style-name="MP19" draw:layer="backgroundobjects" svg:width="12.377cm" svg:height="1.483cm" svg:x="14.437cm" svg:y="4.51cm" presentation:class="outline" presentation:user-transformed="true">
        <draw:text-box>
          <text:p text:style-name="MP13"><text:span text:style-name="MT10">Edit Master text styles</text:span></text:p>
        </draw:text-box>
      </draw:frame>
      <draw:frame draw:name="Content Placeholder 3" presentation:style-name="Mpr19" draw:text-style-name="MP19" draw:layer="backgroundobjects" svg:width="12.377cm" svg:height="9.083cm" svg:x="14.437cm" svg:y="6.006cm" presentation:class="outline" presentation:user-transformed="true">
        <draw:text-box>
          <text:list text:style-name="ML4">
            <text:list-item>
              <text:p text:style-name="MP17"><text:span text:style-name="MT7">Edit Master text styles</text:span></text:p>
            </text:list-item>
          </text:list>
          <text:list text:style-name="ML5">
            <text:list-item>
              <text:list>
                <text:list-item>
                  <text:p text:style-name="MP18"><text:span text:style-name="MT8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8"><text:span text:style-name="MT8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8"><text:span text:style-name="MT8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8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_30_5_5f_Comparison_5f_Subheadline_5f_Box-title" draw:layer="backgroundobjects" svg:width="19.798cm" svg:height="11.136cm" svg:x="0.6cm" svg:y="2.257cm" presentation:class="page"/>
        <draw:frame presentation:style-name="_30_5_5f_Comparison_5f_Subheadline_5f_Box-notes" draw:layer="backgroundobjects" svg:width="16.799cm" svg:height="13.364cm" svg:x="2.1cm" svg:y="14.107cm" presentation:class="notes" presentation:placeholder="true">
          <draw:text-box/>
        </draw:frame>
        <draw:frame presentation:style-name="Mpr2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  <style:master-page style:name="_30_4_5f_1Column_5f_Number" style:display-name="04_1Column_Number" style:page-layout-name="PM1" draw:style-name="Mdp1">
      <draw:custom-shape draw:name="Rectangle 6" draw:style-name="Mgr3" draw:text-style-name="MP5" draw:layer="backgroundobjects" svg:width="27.999cm" svg:height="1.84cm" svg:x="0.001cm" svg:y="15.65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" draw:style-name="Mgr4" draw:text-style-name="MP6" draw:layer="backgroundobjects" svg:width="2.973cm" svg:height="1.84cm" svg:x="22.448cm" svg:y="15.658cm">
        <draw:image xlink:href="Pictures/10000000000000C8000000B4C69FCD7DE6148FB5.jpg" xlink:type="simple" xlink:show="embed" xlink:actuate="onLoad" loext:mime-type="image/jpeg">
          <text:p/>
        </draw:image>
        <svg:desc>A picture containing drawing

Description automatically generated</svg:desc>
      </draw:frame>
      <draw:frame draw:name="Title 1" presentation:style-name="Mpr23" draw:text-style-name="MP16" draw:layer="backgroundobjects" svg:width="25.549cm" svg:height="3.123cm" svg:x="1.264cm" svg:y="1.401cm" presentation:class="title" presentation:user-transformed="true">
        <draw:text-box>
          <text:p text:style-name="MP15"><text:span text:style-name="MT6">Click to edit Master title style</text:span></text:p>
        </draw:text-box>
      </draw:frame>
      <draw:frame draw:name="Content Placeholder 3" presentation:style-name="Mpr24" draw:text-style-name="MP19" draw:layer="backgroundobjects" svg:width="25.549cm" svg:height="10.564cm" svg:x="1.264cm" svg:y="4.525cm" presentation:class="outline" presentation:user-transformed="true">
        <draw:text-box>
          <text:list text:style-name="ML3">
            <text:list-item>
              <text:p text:style-name="MP17"><text:span text:style-name="MT7">Edit Master text styles</text:span></text:p>
              <text:list>
                <text:list-item>
                  <text:p text:style-name="MP18"><text:span text:style-name="MT8">Second level</text:span></text:p>
                  <text:list>
                    <text:list-item>
                      <text:p text:style-name="MP18"><text:span text:style-name="MT8">Third level</text:span></text:p>
                      <text:list>
                        <text:list-item>
                          <text:p text:style-name="MP18"><text:span text:style-name="MT8">Fourth level</text:span></text:p>
                          <text:list>
                            <text:list-item>
                              <text:p text:style-name="MP18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6" presentation:style-name="Mpr25" draw:text-style-name="MP11" draw:layer="backgroundobjects" svg:width="4.28cm" svg:height="0.931cm" svg:x="1.264cm" svg:y="16.046cm" presentation:class="date-time" presentation:user-transformed="true">
        <draw:text-box>
          <text:p text:style-name="MP20"><text:span text:style-name="MT9"><text:date style:data-style-name="D4" text:date-value="2024-03-11">11.03.2024</text:date></text:span></text:p>
        </draw:text-box>
      </draw:frame>
      <draw:frame draw:name="Footer Placeholder 7" presentation:style-name="Mpr25" draw:text-style-name="MP11" draw:layer="backgroundobjects" svg:width="16.902cm" svg:height="0.931cm" svg:x="5.546cm" svg:y="16.046cm" presentation:class="footer" presentation:user-transformed="true">
        <draw:text-box>
          <text:p/>
        </draw:text-box>
      </draw:frame>
      <draw:frame draw:name="Slide Number Placeholder 8" presentation:style-name="Mpr25" draw:text-style-name="MP11" draw:layer="backgroundobjects" svg:width="7.106cm" svg:height="0.931cm" svg:x="19.707cm" svg:y="16.046cm" presentation:class="page-number" presentation:user-transformed="true">
        <draw:text-box>
          <text:p text:style-name="MP12"><text:span text:style-name="MT4"><text:page-number>&lt;numero&gt;</text:page-number></text:span></text:p>
        </draw:text-box>
      </draw:frame>
      <presentation:notes style:page-layout-name="PM0">
        <draw:page-thumbnail presentation:style-name="_30_4_5f_1Column_5f_Number-title" draw:layer="backgroundobjects" svg:width="19.798cm" svg:height="11.136cm" svg:x="0.6cm" svg:y="2.257cm" presentation:class="page"/>
        <draw:frame presentation:style-name="_30_4_5f_1Column_5f_Number-notes" draw:layer="backgroundobjects" svg:width="16.799cm" svg:height="13.364cm" svg:x="2.1cm" svg:y="14.107cm" presentation:class="notes" presentation:placeholder="true">
          <draw:text-box/>
        </draw:frame>
        <draw:frame presentation:style-name="Mpr2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  <style:master-page style:name="_31_2_5f_End_5f_Slide" style:display-name="12_End_Slide" style:page-layout-name="PM1" draw:style-name="Mdp1">
      <draw:custom-shape draw:name="Rectangle 6" draw:style-name="Mgr3" draw:text-style-name="MP5" draw:layer="backgroundobjects" svg:width="27.999cm" svg:height="1.84cm" svg:x="0.001cm" svg:y="15.65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" draw:style-name="Mgr4" draw:text-style-name="MP6" draw:layer="backgroundobjects" svg:width="2.973cm" svg:height="1.84cm" svg:x="22.448cm" svg:y="15.658cm">
        <draw:image xlink:href="Pictures/10000000000000C8000000B4C69FCD7DE6148FB5.jpg" xlink:type="simple" xlink:show="embed" xlink:actuate="onLoad" loext:mime-type="image/jpeg">
          <text:p/>
        </draw:image>
        <svg:desc>A picture containing drawing

Description automatically generated</svg:desc>
      </draw:frame>
      <draw:frame draw:name="Date Placeholder 6" presentation:style-name="Mpr28" draw:text-style-name="MP11" draw:layer="backgroundobjects" svg:width="4.28cm" svg:height="0.931cm" svg:x="1.264cm" svg:y="16.046cm" presentation:class="date-time" presentation:user-transformed="true">
        <draw:text-box>
          <text:p text:style-name="MP20"><text:span text:style-name="MT9"><text:date style:data-style-name="D4" text:date-value="2024-03-11">11.03.2024</text:date></text:span></text:p>
        </draw:text-box>
      </draw:frame>
      <draw:frame draw:name="Footer Placeholder 7" presentation:style-name="Mpr28" draw:text-style-name="MP11" draw:layer="backgroundobjects" svg:width="16.902cm" svg:height="0.931cm" svg:x="5.546cm" svg:y="16.046cm" presentation:class="footer" presentation:user-transformed="true">
        <draw:text-box>
          <text:p/>
        </draw:text-box>
      </draw:frame>
      <draw:frame draw:name="Slide Number Placeholder 8" presentation:style-name="Mpr28" draw:text-style-name="MP11" draw:layer="backgroundobjects" svg:width="7.106cm" svg:height="0.931cm" svg:x="19.707cm" svg:y="16.046cm" presentation:class="page-number" presentation:user-transformed="true">
        <draw:text-box>
          <text:p text:style-name="MP12"><text:span text:style-name="MT4"><text:page-number>&lt;numero&gt;</text:page-number></text:span></text:p>
        </draw:text-box>
      </draw:frame>
      <draw:frame draw:name="Picture 9" draw:style-name="Mgr6" draw:text-style-name="MP6" draw:layer="backgroundobjects" svg:width="27.999cm" svg:height="15.625cm" svg:x="0cm" svg:y="0cm">
        <draw:image xlink:href="Pictures/10000000000003C9000001E7BDE8E7A8DC5139F2.jpg" xlink:type="simple" xlink:show="embed" xlink:actuate="onLoad" loext:mime-type="image/jpeg">
          <text:p/>
        </draw:image>
        <svg:desc>A computer sitting on top of a table

Description automatically generated</svg:desc>
      </draw:frame>
      <draw:frame draw:name="Title 1" presentation:style-name="Mpr29" draw:text-style-name="MP22" draw:layer="backgroundobjects" svg:width="12.899cm" svg:height="3.228cm" svg:x="13.998cm" svg:y="7.135cm" presentation:class="title" presentation:user-transformed="true">
        <draw:text-box>
          <text:p text:style-name="MP21"><text:span text:style-name="MT11">Kiitos.</text:span><text:span text:style-name="MT11"><text:line-break/></text:span><text:span text:style-name="MT11">Thank you.</text:span></text:p>
        </draw:text-box>
      </draw:frame>
      <draw:frame draw:name="Text Placeholder 2" presentation:style-name="Mpr30" draw:text-style-name="MP19" draw:layer="backgroundobjects" svg:width="12.814cm" svg:height="4.267cm" svg:x="13.998cm" svg:y="10.363cm" presentation:class="outline" presentation:user-transformed="true">
        <draw:text-box>
          <text:list text:style-name="ML3">
            <text:list-item>
              <text:p text:style-name="MP23"><text:span text:style-name="MT12"><text:line-break/></text:span><text:span text:style-name="MT13">Etunimi Sukunimi</text:span></text:p>
              <text:list>
                <text:list-item>
                  <text:p text:style-name="MP24"><text:span text:style-name="MT13">040 XXX XXXX</text:span><text:span text:style-name="MT12"><text:line-break/></text:span><text:span text:style-name="MT12">esimerkkinimi@esimerkkiosoite.com </text:span></text:p>
                </text:list-item>
              </text:list>
            </text:list-item>
          </text:list>
        </draw:text-box>
      </draw:frame>
      <presentation:notes style:page-layout-name="PM0">
        <draw:page-thumbnail presentation:style-name="_31_2_5f_End_5f_Slide-title" draw:layer="backgroundobjects" svg:width="19.798cm" svg:height="11.136cm" svg:x="0.6cm" svg:y="2.257cm" presentation:class="page"/>
        <draw:frame presentation:style-name="_31_2_5f_End_5f_Slide-notes" draw:layer="backgroundobjects" svg:width="16.799cm" svg:height="13.364cm" svg:x="2.1cm" svg:y="14.107cm" presentation:class="notes" presentation:placeholder="true">
          <draw:text-box/>
        </draw:frame>
        <draw:frame presentation:style-name="Mpr3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dc:title>Sovellutuksen elinkaari</dc:title>
    <meta:initial-creator>Isonikkilä Sauli</meta:initial-creator>
    <dc:creator>Sauli Isonikkilä </dc:creator>
    <meta:editing-cycles>221</meta:editing-cycles>
    <meta:print-date>2020-09-28T07:56:54</meta:print-date>
    <meta:creation-date>2020-11-11T09:16:24</meta:creation-date>
    <dc:date>2024-03-11T09:58:36.641000000</dc:date>
    <meta:editing-duration>PT13H19M51S</meta:editing-duration>
    <meta:generator>LibreOffice/6.4.7.2$Windows_X86_64 LibreOffice_project/639b8ac485750d5696d7590a72ef1b496725cfb5</meta:generator>
    <meta:document-statistic meta:object-count="127"/>
    <meta:user-defined meta:name="AppVersion">16.0000</meta:user-defined>
    <meta:user-defined meta:name="Company">Haaga-Helia</meta:user-defined>
    <meta:user-defined meta:name="ContentTypeId">0x0101009710B928A7D99546A0E95307F9DA00E8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7</meta:user-defined>
    <meta:template xlink:type="simple" xlink:actuate="onRequest" xlink:title="blank" xlink:href=""/>
  </office:meta>
</office:document-meta>
</file>